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wiss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style:font-name="Calibri" fo:language="en" fo:country="US"/>
    </style:style>
    <style:style style:name="P8" style:parent-style-name="Standard" style:family="paragraph">
      <style:text-properties style:font-name="Calibri" fo:language="en" fo:country="US"/>
    </style:style>
    <style:style style:name="P9" style:parent-style-name="Standard" style:family="paragraph">
      <style:text-properties style:font-name="Calibri" fo:font-weight="bold" style:font-weight-asian="bold"/>
    </style:style>
    <style:style style:name="T10" style:parent-style-name="Основнойшрифтабзаца" style:family="text">
      <style:text-properties style:font-name="Calibri" fo:color="#FF0000"/>
    </style:style>
    <style:style style:name="T11" style:parent-style-name="Основнойшрифтабзаца" style:family="text">
      <style:text-properties style:font-name="Calibri" fo:color="#FF0000"/>
    </style:style>
    <style:style style:name="T12" style:parent-style-name="Основнойшрифтабзаца" style:family="text">
      <style:text-properties style:font-name="Calibri" fo:color="#FF0000" fo:language="en" fo:country="US"/>
    </style:style>
    <style:style style:name="T13" style:parent-style-name="Основнойшрифтабзаца" style:family="text">
      <style:text-properties style:font-name="Calibri" fo:color="#FF0000"/>
    </style:style>
    <style:style style:name="T14" style:parent-style-name="Основнойшрифтабзаца" style:family="text">
      <style:text-properties style:font-name="Calibri" fo:color="#FF0000"/>
    </style:style>
    <style:style style:name="T15" style:parent-style-name="Основнойшрифтабзаца" style:family="text">
      <style:text-properties style:font-name="Calibri" fo:color="#FF0000"/>
    </style:style>
    <style:style style:name="P16" style:parent-style-name="Standard" style:family="paragraph">
      <style:text-properties style:font-name="Calibri" fo:color="#FF0000"/>
    </style:style>
    <style:style style:name="P17" style:parent-style-name="Standard" style:family="paragraph">
      <style:text-properties style:font-name="Calibri" fo:color="#FF0000"/>
    </style:style>
    <style:style style:name="P18" style:parent-style-name="Standard" style:family="paragraph">
      <style:text-properties style:font-name="Calibri" fo:color="#FF0000"/>
    </style:style>
    <style:style style:name="P19" style:parent-style-name="Standard" style:family="paragraph">
      <style:text-properties style:font-name="Calibri"/>
    </style:style>
    <style:style style:name="P20" style:parent-style-name="Standard" style:family="paragraph">
      <style:text-properties style:font-name="Calibri"/>
    </style:style>
    <style:style style:name="T21" style:parent-style-name="Основнойшрифтабзаца" style:family="text">
      <style:text-properties style:font-name="Calibri" fo:font-weight="bold" style:font-weight-asian="bold"/>
    </style:style>
    <style:style style:name="T22" style:parent-style-name="Основнойшрифтабзаца" style:family="text">
      <style:text-properties style:font-name="Calibri" fo:font-weight="bold" style:font-weight-asian="bold" fo:language="en" fo:country="US"/>
    </style:style>
    <style:style style:name="P23" style:parent-style-name="Standard" style:family="paragraph">
      <style:text-properties style:font-name="Calibri"/>
    </style:style>
    <style:style style:name="P24" style:parent-style-name="Standard" style:family="paragraph">
      <style:text-properties style:font-name="Calibri" fo:language="en" fo:country="US"/>
    </style:style>
    <style:style style:name="P25" style:parent-style-name="Standard" style:family="paragraph">
      <style:text-properties style:font-name="Calibri" fo:font-weight="bold" style:font-weight-asian="bold" fo:language="en" fo:country="US"/>
    </style:style>
    <style:style style:name="T26" style:parent-style-name="Основнойшрифтабзаца" style:family="text">
      <style:text-properties style:font-name="Calibri"/>
    </style:style>
    <style:style style:name="T27" style:parent-style-name="Основнойшрифтабзаца" style:family="text">
      <style:text-properties style:font-name="Calibri" fo:language="en" fo:country="US"/>
    </style:style>
    <style:style style:name="T28" style:parent-style-name="Основнойшрифтабзаца" style:family="text">
      <style:text-properties style:font-name="Calibri"/>
    </style:style>
    <style:style style:name="T29" style:parent-style-name="Основнойшрифтабзаца" style:family="text">
      <style:text-properties style:font-name="Calibri" fo:language="en" fo:country="US"/>
    </style:style>
    <style:style style:name="T30" style:parent-style-name="Основнойшрифтабзаца" style:family="text">
      <style:text-properties style:font-name="Calibri"/>
    </style:style>
    <style:style style:name="T31" style:parent-style-name="Основнойшрифтабзаца" style:family="text">
      <style:text-properties style:font-name="Calibri" fo:language="en" fo:country="US"/>
    </style:style>
    <style:style style:name="T32" style:parent-style-name="Основнойшрифтабзаца" style:family="text">
      <style:text-properties style:font-name="Calibri"/>
    </style:style>
    <style:style style:name="T33" style:parent-style-name="Основнойшрифтабзаца" style:family="text">
      <style:text-properties style:font-name="Calibri" fo:language="en" fo:country="US"/>
    </style:style>
    <style:style style:name="T34" style:parent-style-name="Основнойшрифтабзаца" style:family="text">
      <style:text-properties style:font-name="Calibri"/>
    </style:style>
    <style:style style:name="T35" style:parent-style-name="Основнойшрифтабзаца" style:family="text">
      <style:text-properties style:font-name="Calibri" fo:language="en" fo:country="US"/>
    </style:style>
    <style:style style:name="P36" style:parent-style-name="Standard" style:family="paragraph">
      <style:text-properties style:font-name="Calibri" fo:language="en" fo:country="US"/>
    </style:style>
    <style:style style:name="P37" style:parent-style-name="Standard" style:family="paragraph">
      <style:text-properties style:font-name="Calibri" fo:language="en" fo:country="US"/>
    </style:style>
    <style:style style:name="P38" style:parent-style-name="Standard" style:family="paragraph">
      <style:text-properties style:font-name="Calibri" fo:language="en" fo:country="US"/>
    </style:style>
    <style:style style:name="P39" style:parent-style-name="Standard" style:family="paragraph">
      <style:text-properties style:font-name="Calibri" fo:language="en" fo:country="US"/>
    </style:style>
    <style:style style:name="P40" style:parent-style-name="Standard" style:family="paragraph">
      <style:text-properties style:font-name="Calibri"/>
    </style:style>
    <style:style style:name="P41" style:parent-style-name="Standard" style:family="paragraph">
      <style:text-properties style:font-name="Calibri"/>
    </style:style>
    <style:style style:name="P42" style:parent-style-name="Standard" style:family="paragraph">
      <style:text-properties style:font-name="Calibri"/>
    </style:style>
    <style:style style:name="P43" style:parent-style-name="Standard" style:family="paragraph">
      <style:text-properties style:font-name="Calibri"/>
    </style:style>
    <style:style style:name="T44" style:parent-style-name="Основнойшрифтабзаца" style:family="text">
      <style:text-properties style:font-name="Calibri"/>
    </style:style>
  </office:automatic-styles>
  <office:body>
    <office:text text:use-soft-page-breaks="true">
      <text:p text:style-name="P1">1) Обязательно должно быть две директории</text:p>
      <text:p text:style-name="Standard">src</text:p>
      <text:p text:style-name="Standard">dist</text:p>
      <text:p text:style-name="Standard">2) SmartGrid</text:p>
      <text:p text:style-name="Standard">3) Изображения</text:p>
      <text:p text:style-name="Standard">4) FontAwesome</text:p>
      <text:p text:style-name="Standard"/>
      <text:p text:style-name="Standard"/>
      <text:p text:style-name="Standard"/>
      <text:p text:style-name="Standard"/>
      <text:p text:style-name="Standard"/>
      <text:p text:style-name="Standard">Установил<text:span text:style-name="T2">:</text:span></text:p>
      <text:p text:style-name="P3">- gulp</text:p>
      <text:p text:style-name="P4">- smart-grid</text:p>
      <text:p text:style-name="P5">- less</text:p>
      <text:p text:style-name="P6">- browserSync</text:p>
      <text:p text:style-name="P7"/>
      <text:p text:style-name="P8"/>
      <text:p text:style-name="P9">Правки которые нужно сделать:</text:p>
      <text:p text:style-name="Standard"><text:span text:style-name="T10">- все</text:span><text:span text:style-name="T11"><text:s/>&lt;</text:span><text:span text:style-name="T12">span</text:span><text:span text:style-name="T13">&gt;</text:span><text:span text:style-name="T14"><text:s/></text:span><text:span text:style-name="T15">сделать ссылками</text:span></text:p>
      <text:p text:style-name="P16">- <text:s/>Не какого кода JS в HTML!(только фреймворки)</text:p>
      <text:p text:style-name="P17">- пропустил переворачивающийся треугольник, смена заголовков(а это задача для JS и код сразу подрастет)</text:p>
      <text:p text:style-name="P18">- нужно написать функцию, которая переберет все вложенные элементы HTML нужно взять их классы и сложить в массив и вернуть этот массив</text:p>
      <text:p text:style-name="P19"/>
      <text:p text:style-name="P20"/>
      <text:p text:style-name="Standard"><text:span text:style-name="T21">Подсказка</text:span><text:span text:style-name="T22">:</text:span></text:p>
      <text:p text:style-name="P23">в html не каких js, можно dataset<text:s/>типа</text:p>
      <text:p text:style-name="P24">&lt;div id="user" data-id="1234567890" data-user="johndoe" data-date-of-birth&gt;John Doe&lt;/div&gt;</text:p>
      <text:p text:style-name="P25"/>
      <text:p text:style-name="Standard"><text:span text:style-name="T26">по</text:span><text:span text:style-name="T27"><text:s/>id =&gt; document.getElementById("id");</text:span></text:p>
      <text:p text:style-name="Standard"><text:span text:style-name="T28">по</text:span><text:span text:style-name="T29"><text:s/>class =&gt; document.querySelector(".accordion");</text:span></text:p>
      <text:p text:style-name="Standard"><text:span text:style-name="T30">по</text:span><text:span text:style-name="T31"><text:s/></text:span><text:span text:style-name="T32">вложенности</text:span><text:span text:style-name="T33"><text:s/>=&gt; document.querySelectorAll(".container &gt; div");</text:span></text:p>
      <text:p text:style-name="Standard"><text:span text:style-name="T34">средствами</text:span><text:span text:style-name="T35"><text:s/>js:</text:span></text:p>
      <text:p text:style-name="P36">=&gt; firstElementChild</text:p>
      <text:p text:style-name="P37">=&gt; lastElementChild</text:p>
      <text:p text:style-name="P38">=&gt; children</text:p>
      <text:p text:style-name="P39">=&gt; nextElementSibling</text:p>
      <text:p text:style-name="P40">=&gt; previousElementSibling</text:p>
      <text:p text:style-name="P41">=&gt; parentNode</text:p>
      <text:p text:style-name="P42">=&gt; textContent</text:p>
      <text:p text:style-name="P43">=&gt; nodeValue<text:s/></text:p>
      <text:p text:style-name="Standard"><text:span text:style-name="T44">и пр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wiss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MAN</meta:initial-creator>
    <dc:creator>ROMAN</dc:creator>
    <meta:creation-date>2018-11-07T19:32:00Z</meta:creation-date>
    <dc:date>2018-11-15T05:48:00Z</dc:date>
    <meta:template xlink:href="Normal" xlink:type="simple"/>
    <meta:editing-cycles>5</meta:editing-cycles>
    <meta:editing-duration>PT4560S</meta:editing-duration>
    <meta:document-statistic meta:page-count="1" meta:paragraph-count="1" meta:word-count="143" meta:character-count="962" meta:row-count="6" meta:non-whitespace-character-count="820"/>
  </office:meta>
</office:document-meta>
</file>